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3000000030C69C7D8C0F1EF63A.png" manifest:media-type="image/png"/>
  <manifest:file-entry manifest:full-path="Pictures/100000010000003000000030801F7C20BD010B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P1" style:family="paragraph" style:parent-style-name="Footer">
      <style:paragraph-properties fo:text-align="end" style:justify-single-word="false"/>
    </style:style>
    <style:style style:name="P2" style:family="paragraph" style:parent-style-name="Standard">
      <style:text-properties officeooo:paragraph-rsid="004e8856"/>
    </style:style>
    <style:style style:name="P3" style:family="paragraph" style:parent-style-name="Text_20_body">
      <style:text-properties officeooo:paragraph-rsid="005eee33"/>
    </style:style>
    <style:style style:name="P4" style:family="paragraph" style:parent-style-name="Standard">
      <style:text-properties officeooo:paragraph-rsid="004d71a0"/>
    </style:style>
    <style:style style:name="P5"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6"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4e8856"/>
    </style:style>
    <style:style style:name="P7" style:family="paragraph" style:parent-style-name="Table_20_Contents">
      <style:paragraph-properties fo:margin-left="0cm" fo:margin-right="0cm" fo:text-indent="0cm" style:auto-text-indent="false"/>
    </style:style>
    <style:style style:name="P8" style:family="paragraph" style:parent-style-name="Standard">
      <style:text-properties officeooo:paragraph-rsid="004e8856"/>
    </style:style>
    <style:style style:name="P9" style:family="paragraph" style:parent-style-name="Standard">
      <style:paragraph-properties fo:text-align="justify" style:justify-single-word="false"/>
      <style:text-properties style:font-name="Roboto" officeooo:paragraph-rsid="0056b003"/>
    </style:style>
    <style:style style:name="P10" style:family="paragraph" style:parent-style-name="Standard">
      <style:paragraph-properties fo:text-align="justify" style:justify-single-word="false"/>
      <style:text-properties style:font-name="Roboto" style:text-underline-style="solid" style:text-underline-width="auto" style:text-underline-color="font-color" fo:font-weight="bold" officeooo:rsid="0065e304" officeooo:paragraph-rsid="0065e304" style:font-weight-asian="bold" style:font-weight-complex="bold"/>
    </style:style>
    <style:style style:name="P11" style:family="paragraph" style:parent-style-name="Standard">
      <style:paragraph-properties fo:text-align="justify" style:justify-single-word="false"/>
      <style:text-properties style:font-name="Roboto" officeooo:rsid="0065e304" officeooo:paragraph-rsid="0065e304"/>
    </style:style>
    <style:style style:name="P12" style:family="paragraph" style:parent-style-name="Standard">
      <style:paragraph-properties fo:line-height="150%" fo:text-align="justify" style:justify-single-word="false"/>
      <style:text-properties style:font-name="Roboto" officeooo:paragraph-rsid="0056b003"/>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4b29c" style:font-weight-asian="bold" style:font-weight-complex="bold"/>
    </style:style>
    <style:style style:name="T4" style:family="text">
      <style:text-properties fo:font-weight="bold" officeooo:rsid="0065565d" style:font-weight-asian="bold" style:font-weight-complex="bold"/>
    </style:style>
    <style:style style:name="T5" style:family="text">
      <style:text-properties officeooo:rsid="004f23dc"/>
    </style:style>
    <style:style style:name="T6" style:family="text">
      <style:text-properties officeooo:rsid="0062f4ff"/>
    </style:style>
    <style:style style:name="T7" style:family="text">
      <style:text-properties officeooo:rsid="0064b29c"/>
    </style:style>
    <style:style style:name="T8" style:family="text">
      <style:text-properties officeooo:rsid="0064f89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5"><draw:frame draw:style-name="fr1" draw:name="graphics69" text:anchor-type="as-char" svg:width="1.27cm" svg:height="1.27cm" draw:z-index="0"><draw:image xlink:href="Pictures/100000010000003000000030C69C7D8C0F1EF63A.png" xlink:type="simple" xlink:show="embed" xlink:actuate="onLoad" draw:mime-type="image/png"/></draw:frame></text:p>
          </table:table-cell>
          <table:table-cell table:style-name="Tabla1.B1" office:value-type="string">
            <text:p text:style-name="P7"><text:span text:style-name="T3">Apelidos</text:span><text:span text:style-name="T2">, </text:span><text:span text:style-name="T3">Nome</text:span><text:span text:style-name="T2">:</text:span><text:span text:style-name="T1"> </text:span><text:span text:style-name="T4">Iglesias Nieto, Rodrigo</text:span></text:p>
          </table:table-cell>
        </table:table-row>
      </table:table>
      <text:p text:style-name="Standard"/>
      <text:p text:style-name="P4"/>
      <text:p text:style-name="P2"/>
      <table:table table:name="Tabla2" table:style-name="Tabla2">
        <table:table-column table:style-name="Tabla2.A"/>
        <table:table-column table:style-name="Tabla2.B"/>
        <table:table-row>
          <table:table-cell table:style-name="Tabla2.A1" office:value-type="string">
            <text:p text:style-name="P6"><draw:frame draw:style-name="fr1" draw:name="Imagen4" text:anchor-type="as-char" svg:width="1.099cm" svg:height="1.099cm" draw:z-index="1"><draw:image xlink:href="Pictures/100000010000003000000030801F7C20BD010B1C.png" xlink:type="simple" xlink:show="embed" xlink:actuate="onLoad" draw:mime-type="image/png"/></draw:frame></text:p>
          </table:table-cell>
          <table:table-cell table:style-name="Tabla2.B1" office:value-type="string">
            <text:p text:style-name="P3"><text:span text:style-name="T5">1. </text:span><text:span text:style-name="T6">Indica qu</text:span><text:span text:style-name="T7">e</text:span><text:span text:style-name="T6"> </text:span><text:span text:style-name="T7">é</text:span><text:span text:style-name="T6"> Odoo e indica qu</text:span><text:span text:style-name="T8">e</text:span><text:span text:style-name="T6"> funcionalidades proporciona.</text:span></text:p>
          </table:table-cell>
        </table:table-row>
      </table:table>
      <text:p text:style-name="P2"/>
      <text:p text:style-name="P2"/>
      <text:p text:style-name="P11">Odoo es un software de gestión empresarial integral. Es un conjunto compelto de aplicaciones empresariales de código abierto. Odoo permite al usuario utilizar bajo una misma plataforma diferentes funcionalidades de software empresarial como CRM, ventas, inventario, e-commerce, e-mail marketing, etc. Además, todas las aplicaciones de Odoo están totalmente integradas y se comunican entre sí.</text:p>
      <text:p text:style-name="P9"/>
      <text:p text:style-name="P10">FUNCIONALIDADES:</text:p>
      <text:p text:style-name="P9"/>
      <text:p text:style-name="P12"><text:span text:style-name="T1">Gestión de Recursos Humanos:</text:span> Administra empleados, nómina, asistencia y reclutamiento.</text:p>
      <text:p text:style-name="P12"><text:span text:style-name="T1">Gestión de Clientes y Ventas:</text:span> Gestiona clientes, cotizaciones, pedidos, facturas e inventario.</text:p>
      <text:p text:style-name="P12"><text:span text:style-name="T1">Gestión de Proyectos:</text:span> Planifica y sigue proyectos, asigna recursos y gestiona tareas.</text:p>
      <text:p text:style-name="P12"><text:span text:style-name="T1">Gestión de Inventarios:</text:span> Controla niveles de inventario y movimientos de productos.</text:p>
      <text:p text:style-name="P12"><text:span text:style-name="T1">Gestión de Compras:</text:span> Facilita compras, desde cotizaciones hasta facturación.</text:p>
      <text:p text:style-name="P12"><text:span text:style-name="T1">Contabilidad:</text:span> Ofrece contabilidad completa con seguimiento financiero.</text:p>
      <text:p text:style-name="P12"><text:span text:style-name="T1">E-commerce:</text:span> Crea tiendas en línea y gestiona ventas.</text:p>
      <text:p text:style-name="P12"><text:span text:style-name="T1">Gestión de Proyectos de Fabricación:</text:span> Controla procesos de producción y calidad.</text:p>
      <text:p text:style-name="P12"><text:span text:style-name="T1">Gestión de Marketing:</text:span> Envía campañas, rastrea leads y gestiona oportunidades de venta.</text:p>
      <text:p text:style-name="P12"><text:span text:style-name="T1">Gestión de Servicios:</text:span> Programa y sigue servicios como mantenimiento y reparaciones.</text:p>
      <text:p text:style-name="P12"><text:span text:style-name="T1">Gestión de Documentos:</text:span> Almacena y gestiona documentos con acceso colaborativo.</text:p>
      <text:p text:style-name="P12"><text:span text:style-name="T1">Comunicación y Colaboración:</text:span> Facilita la comunicación interna con correo y chat.</text:p>
      <text:p text:style-name="P12"><text:span text:style-name="T1">Personalización y Extensibilidad:</text:span> Se adapta a las necesidades con módulos adicionales.</text:p>
      <text:p text:style-name="P12"><text:span text:style-name="T1">Integración:</text:span> Integra con otras aplicaciones y sistemas para mayor eficienc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gl"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3-09-21T20:47:10.689000000</dc:date>
    <meta:editing-duration>PT9H38M46S</meta:editing-duration>
    <meta:editing-cycles>156</meta:editing-cycles>
    <meta:generator>LibreOffice/7.5.3.2$Windows_X86_64 LibreOffice_project/9f56dff12ba03b9acd7730a5a481eea045e468f3</meta:generator>
    <meta:document-statistic meta:table-count="2" meta:image-count="2" meta:object-count="0" meta:page-count="1" meta:paragraph-count="21" meta:word-count="216" meta:character-count="1623" meta:non-whitespace-character-count="1426"/>
  </office:meta>
</office:document-meta>
</file>